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paragraph-rsid="0011305f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4d94d" officeooo:paragraph-rsid="00268ba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68bab" officeooo:paragraph-rsid="002df73c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9ff6f" officeooo:paragraph-rsid="0029ff6f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37c81c" officeooo:paragraph-rsid="0037c81c" style:font-weight-asian="normal" style:font-weight-complex="normal"/>
    </style:style>
    <style:style style:name="P22" style:family="paragraph" style:parent-style-name="Standard" style:list-style-name="WW8Num3">
      <style:text-properties officeooo:paragraph-rsid="00122177"/>
    </style:style>
    <style:style style:name="P23" style:family="paragraph" style:parent-style-name="Standard" style:list-style-name="WW8Num3">
      <style:text-properties officeooo:paragraph-rsid="001176ed"/>
    </style:style>
    <style:style style:name="P24" style:family="paragraph" style:parent-style-name="Standard" style:list-style-name="WW8Num3">
      <style:text-properties officeooo:rsid="00122177" officeooo:paragraph-rsid="00122177"/>
    </style:style>
    <style:style style:name="P25" style:family="paragraph" style:parent-style-name="Standard" style:list-style-name="L1">
      <style:text-properties officeooo:paragraph-rsid="0014ad49"/>
    </style:style>
    <style:style style:name="P26" style:family="paragraph" style:parent-style-name="Standard" style:list-style-name="L1">
      <style:text-properties officeooo:rsid="003e9a16" officeooo:paragraph-rsid="003e9a16"/>
    </style:style>
    <style:style style:name="P27" style:family="paragraph" style:parent-style-name="Standard" style:list-style-name="L1">
      <style:text-properties officeooo:rsid="001a4008" officeooo:paragraph-rsid="003e9a16"/>
    </style:style>
    <style:style style:name="P28" style:family="paragraph" style:parent-style-name="Standard" style:list-style-name="L1">
      <style:text-properties officeooo:rsid="001c0015" officeooo:paragraph-rsid="001c0015"/>
    </style:style>
    <style:style style:name="P29" style:family="paragraph" style:parent-style-name="Standard" style:list-style-name="L1">
      <style:text-properties officeooo:rsid="001c0015" officeooo:paragraph-rsid="004ea70a"/>
    </style:style>
    <style:style style:name="P30" style:family="paragraph" style:parent-style-name="Standard" style:list-style-name="L1">
      <style:text-properties officeooo:rsid="00209aed" officeooo:paragraph-rsid="00209aed"/>
    </style:style>
    <style:style style:name="P31" style:family="paragraph" style:parent-style-name="Standard" style:list-style-name="L1">
      <style:text-properties officeooo:rsid="004302ef" officeooo:paragraph-rsid="004302ef"/>
    </style:style>
    <style:style style:name="P32" style:family="paragraph" style:parent-style-name="Standard" style:list-style-name="L2">
      <style:text-properties officeooo:rsid="004302ef" officeooo:paragraph-rsid="004302ef"/>
    </style:style>
    <style:style style:name="P33" style:family="paragraph" style:parent-style-name="Standard" style:list-style-name="L2">
      <style:text-properties officeooo:rsid="004302ef" officeooo:paragraph-rsid="00459a91"/>
    </style:style>
    <style:style style:name="P34" style:family="paragraph" style:parent-style-name="Standard" style:list-style-name="L2">
      <style:text-properties officeooo:rsid="004302ef" officeooo:paragraph-rsid="0044c1b5"/>
    </style:style>
    <style:style style:name="P35" style:family="paragraph" style:parent-style-name="Standard" style:list-style-name="L2">
      <style:text-properties officeooo:rsid="004302ef" officeooo:paragraph-rsid="00471253"/>
    </style:style>
    <style:style style:name="P36" style:family="paragraph" style:parent-style-name="Standard" style:list-style-name="L2">
      <style:text-properties officeooo:rsid="00474863" officeooo:paragraph-rsid="00474863"/>
    </style:style>
    <style:style style:name="P3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9" style:family="paragraph" style:parent-style-name="Text_20_body" style:list-style-name="L4">
      <style:text-properties officeooo:rsid="00520377" officeooo:paragraph-rsid="00520377"/>
    </style:style>
    <style:style style:name="P4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76ed" style:font-weight-asian="normal" style:font-weight-complex="normal"/>
    </style:style>
    <style:style style:name="T19" style:family="text">
      <style:text-properties fo:font-weight="normal" officeooo:rsid="0014ad49" style:font-weight-asian="normal" style:font-weight-complex="normal"/>
    </style:style>
    <style:style style:name="T20" style:family="text">
      <style:text-properties fo:font-weight="normal" officeooo:rsid="00122177" style:font-weight-asian="normal" style:font-weight-complex="normal"/>
    </style:style>
    <style:style style:name="T21" style:family="text">
      <style:text-properties fo:font-weight="normal" officeooo:rsid="00192732" style:font-weight-asian="normal" style:font-weight-complex="normal"/>
    </style:style>
    <style:style style:name="T22" style:family="text">
      <style:text-properties fo:font-weight="normal" officeooo:rsid="001a82c1" style:font-weight-asian="normal" style:font-weight-complex="normal"/>
    </style:style>
    <style:style style:name="T23" style:family="text">
      <style:text-properties fo:font-weight="normal" officeooo:rsid="001de2dd" style:font-weight-asian="normal" style:font-weight-complex="normal"/>
    </style:style>
    <style:style style:name="T24" style:family="text">
      <style:text-properties fo:font-weight="normal" officeooo:rsid="002297c9" style:font-weight-asian="normal" style:font-weight-complex="normal"/>
    </style:style>
    <style:style style:name="T25" style:family="text">
      <style:text-properties fo:font-weight="normal" officeooo:rsid="0022fe75" style:font-weight-asian="normal" style:font-weight-complex="normal"/>
    </style:style>
    <style:style style:name="T26" style:family="text">
      <style:text-properties fo:font-weight="normal" officeooo:rsid="00268bab" style:font-weight-asian="normal" style:font-weight-complex="normal"/>
    </style:style>
    <style:style style:name="T27" style:family="text">
      <style:text-properties fo:font-weight="normal" officeooo:rsid="00285a01" style:font-weight-asian="normal" style:font-weight-complex="normal"/>
    </style:style>
    <style:style style:name="T28" style:family="text">
      <style:text-properties fo:font-weight="normal" officeooo:rsid="00322aa9" style:font-weight-asian="normal" style:font-weight-complex="normal"/>
    </style:style>
    <style:style style:name="T29" style:family="text">
      <style:text-properties fo:font-weight="normal" officeooo:rsid="00323689" style:font-weight-asian="normal" style:font-weight-complex="normal"/>
    </style:style>
    <style:style style:name="T30" style:family="text">
      <style:text-properties fo:font-weight="normal" officeooo:rsid="003c8362" style:font-weight-asian="normal" style:font-weight-complex="normal"/>
    </style:style>
    <style:style style:name="T31" style:family="text">
      <style:text-properties fo:font-weight="normal" officeooo:rsid="003e9a16" style:font-weight-asian="normal" style:font-weight-complex="normal"/>
    </style:style>
    <style:style style:name="T32" style:family="text">
      <style:text-properties fo:font-weight="normal" officeooo:rsid="0044c1b5" style:font-weight-asian="normal" style:font-weight-complex="normal"/>
    </style:style>
    <style:style style:name="T33" style:family="text">
      <style:text-properties fo:font-weight="normal" officeooo:rsid="004302ef" style:font-weight-asian="normal" style:font-weight-complex="normal"/>
    </style:style>
    <style:style style:name="T34" style:family="text">
      <style:text-properties fo:font-weight="normal" officeooo:rsid="00471253" style:font-weight-asian="normal" style:font-weight-complex="normal"/>
    </style:style>
    <style:style style:name="T35" style:family="text">
      <style:text-properties fo:font-weight="normal" officeooo:rsid="0048cd16" style:font-weight-asian="normal" style:font-weight-complex="normal"/>
    </style:style>
    <style:style style:name="T36" style:family="text">
      <style:text-properties fo:font-weight="normal" officeooo:rsid="004a88a4" style:font-weight-asian="normal" style:font-weight-complex="normal"/>
    </style:style>
    <style:style style:name="T37" style:family="text">
      <style:text-properties fo:font-weight="normal" officeooo:rsid="004beee7" style:font-weight-asian="normal" style:font-weight-complex="normal"/>
    </style:style>
    <style:style style:name="T38" style:family="text">
      <style:text-properties fo:font-weight="normal" officeooo:rsid="004dac6e" style:font-weight-asian="normal" style:font-weight-complex="normal"/>
    </style:style>
    <style:style style:name="T39" style:family="text">
      <style:text-properties fo:font-weight="normal" officeooo:rsid="004ea70a" style:font-weight-asian="normal" style:font-weight-complex="normal"/>
    </style:style>
    <style:style style:name="T40" style:family="text">
      <style:text-properties officeooo:rsid="001011a1"/>
    </style:style>
    <style:style style:name="T41" style:family="text">
      <style:text-properties officeooo:rsid="00102f77"/>
    </style:style>
    <style:style style:name="T42" style:family="text">
      <style:text-properties officeooo:rsid="0011305f"/>
    </style:style>
    <style:style style:name="T43" style:family="text">
      <style:text-properties officeooo:rsid="001176ed"/>
    </style:style>
    <style:style style:name="T44" style:family="text">
      <style:text-properties officeooo:rsid="0014ad49"/>
    </style:style>
    <style:style style:name="T45" style:family="text">
      <style:text-properties officeooo:rsid="00177bb0"/>
    </style:style>
    <style:style style:name="T46" style:family="text">
      <style:text-properties officeooo:rsid="0022fe75"/>
    </style:style>
    <style:style style:name="T47" style:family="text">
      <style:text-properties officeooo:rsid="0024d94d"/>
    </style:style>
    <style:style style:name="T48" style:family="text">
      <style:text-properties officeooo:rsid="00268bab"/>
    </style:style>
    <style:style style:name="T49" style:family="text">
      <style:text-properties officeooo:rsid="00122177"/>
    </style:style>
    <style:style style:name="T50" style:family="text">
      <style:text-properties officeooo:rsid="00285a01"/>
    </style:style>
    <style:style style:name="T51" style:family="text">
      <style:text-properties officeooo:rsid="003bbf33"/>
    </style:style>
    <style:style style:name="T52" style:family="text">
      <style:text-properties officeooo:rsid="003c3022"/>
    </style:style>
    <style:style style:name="T53" style:family="text">
      <style:text-properties officeooo:rsid="0041de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ab/></text:p>
      <text:p text:style-name="P1"/>
      <text:p text:style-name="P1"><text:span text:style-name="T45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_RefHeading___Toc195_159447762" text:style-name="Internet_20_link" text:visited-style-name="Visited_20_Internet_20_Link">Общее описание<text:tab/>3</text:a></text:p>
          <text:p text:style-name="P12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2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2"><text:a xlink:type="simple" xlink:href="#__RefHeading___Toc197_159447762" text:style-name="Internet_20_link" text:visited-style-name="Visited_20_Internet_20_Link">Описание протокола<text:tab/>3</text:a></text:p>
          <text:p text:style-name="P12"><text:a xlink:type="simple" xlink:href="#__RefHeading___Toc199_159447762" text:style-name="Internet_20_link" text:visited-style-name="Visited_20_Internet_20_Link">Базовые типы сообщений<text:tab/>3</text:a></text:p>
          <text:p text:style-name="P12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40" text:outline-level="1"/>
      <text:h text:style-name="P4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5">сервер для автономного сбора данных с устройств IoT и управления этими устройствами, а также</text:span> протокол взаимодействия <text:span text:style-name="T4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1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1">"</text:span>/<text:span text:style-name="T41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283800722269896577" text:style-name="WW8Num2">
        <text:list-item>
          <text:p text:style-name="P16"><text:span text:style-name="T42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3">"</text:span>\n<text:span text:style-name="T53">"</text:span> <text:span text:style-name="T53">в языке С</text:span>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3">"</text:span>|<text:span text:style-name="T53">"</text:span>. <text:span text:style-name="T53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3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1344618835467046463" text:style-name="WW8Num3">
        <text:list-item>
          <text:p text:style-name="P2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4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4">команд.</text:span></text:p>
        </text:list-item>
        <text:list-item>
          <text:p text:style-name="P23">Сообщение синхронизации. Заголовок — <text:span text:style-name="T1">sync</text:span>. Предназначено для уведомления <text:span text:style-name="T42">клиента</text:span> о том, что <text:span text:style-name="T42">сервер</text:span> находится в рабочем состоянии. Используется для безопасного синхронного вызова функций. Аргументы отсутствуют. <text:span text:style-name="T42">Сервер</text:span> по окончании выполнения долж<text:span text:style-name="T43">ен</text:span> вернуть сообщение с заголовком <text:span text:style-name="T1">ok</text:span><text:span text:style-name="T17"> </text:span><text:span text:style-name="T36">или </text:span><text:span text:style-name="T14">err</text:span><text:span text:style-name="T18">.</text:span></text:p>
        </text:list-item>
      </text:list>
      <text:p text:style-name="P7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Общее</text:h>
      <text:list xml:id="list7776928735938526315" text:style-name="L4">
        <text:list-item>
          <text:p text:style-name="P39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</text:list>
      <text:h text:style-name="Heading_20_2" text:outline-level="2">Подключение/отключение устройств</text:h>
      <text:list xml:id="list1102173212560784553" text:style-name="L1">
        <text:list-item>
          <text:p text:style-name="P25"><text:span text:style-name="T42">Перечисление всех имеющихся в системе TTY устройств. Заголовок — </text:span><text:span text:style-name="T3">list_tty</text:span><text:span text:style-name="T42">. Аргументы отсутствуют. Список устройств передается на клиент сообщениями </text:span><text:span text:style-name="T2">cmdata</text:span><text:span text:style-name="T20">, </text:span><text:span text:style-name="T19">содержащими следующие аргументы: имя порта, серийный номер, производитель, </text:span><text:span text:style-name="T29">usb vendor id (число), usb product id (число)</text:span><text:span text:style-name="T19">. </text:span><text:span text:style-name="T21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6"><text:span text:style-name="T21">И</text:span><text:span text:style-name="T17">дентификация TTY устройства. Заголовок — </text:span><text:span text:style-name="T1">indentify_tty</text:span><text:span text:style-name="T17">. Аргумент — имя порта</text:span><text:span text:style-name="T22">. В случае успешной идентификации </text:span><text:span text:style-name="T36">клиенту в ответ возвращаются </text:span><text:span text:style-name="T22">идентификатор устройства и имя устройства </text:span><text:span text:style-name="T36">(в ответном </text:span><text:span text:style-name="T14">ok</text:span><text:span text:style-name="T36"> сообщении)</text:span><text:span text:style-name="T22">.</text:span></text:p>
        </text:list-item>
        <text:list-item>
          <text:p text:style-name="P27"><text:span text:style-name="T31">Перечисление идентифицированных устройств</text:span><text:span text:style-name="T22">. Заголовок — </text:span><text:span text:style-name="T10">list_identified</text:span><text:span text:style-name="T22">. Аргумент</text:span><text:span text:style-name="T31">ы отсутствуют</text:span><text:span text:style-name="T22">. </text:span><text:span text:style-name="T31">Н</text:span><text:span text:style-name="T22">а клиент переда</text:span><text:span text:style-name="T38">ю</text:span><text:span text:style-name="T22">тся сообщени</text:span><text:span text:style-name="T38">я</text:span><text:span text:style-name="T22"> </text:span><text:span text:style-name="T4">cmdata</text:span><text:span text:style-name="T22"> с</text:span><text:span text:style-name="T31">о следующими</text:span><text:span text:style-name="T22"> аргументами</text:span><text:span text:style-name="T31">:</text:span><text:span text:style-name="T22"> идентификатор устройства, имя устройства, </text:span><text:span text:style-name="T31">тип соединения (tty, tcp и т. д.), порт или сетевой адрес устройства</text:span><text:span text:style-name="T22">.</text:span></text:p>
        </text:list-item>
        <text:list-item>
          <text:p text:style-name="P28"><text:span text:style-name="T22">П</text:span><text:span text:style-name="T17">еречисление </text:span><text:span text:style-name="T26">датчиков</text:span><text:span text:style-name="T17"> устройства. Заголовок — </text:span><text:span text:style-name="T1">list_sensors</text:span><text:span text:style-name="T17">. Агрумент — идентификатор </text:span><text:span text:style-name="T27">или имя</text:span><text:span text:style-name="T17"> устройства. </text:span><text:span text:style-name="T23">Список портов передается на клиент </text:span><text:span text:style-name="T39">в ответном </text:span><text:span text:style-name="T16">ok</text:span><text:span text:style-name="T39"> сообщении</text:span><text:span text:style-name="T23">, содержащим аргумент — xml описание сенсоров.</text:span></text:p>
        </text:list-item>
        <text:list-item>
          <text:p text:style-name="P29"><text:span text:style-name="T30">Запрос описания интерфейса управления</text:span><text:span text:style-name="T23">. Заголовок — </text:span><text:span text:style-name="T5">list_</text:span><text:span text:style-name="T9">controls</text:span><text:span text:style-name="T23">. Агрумент — идентификатор </text:span><text:span text:style-name="T27">или имя</text:span><text:span text:style-name="T23"> устройства. </text:span><text:span text:style-name="T30">Описание интерфейса управления передается </text:span><text:span text:style-name="T23">на клиент </text:span><text:span text:style-name="T39">в ответном </text:span><text:span text:style-name="T16">ok</text:span><text:span text:style-name="T39"> сообщении</text:span><text:span text:style-name="T23">, содержащим аргумент — xml описание </text:span><text:span text:style-name="T30">интерфейса управления</text:span><text:span text:style-name="T23">.</text:span></text:p>
        </text:list-item>
        <text:list-item>
          <text:p text:style-name="P30"><text:span text:style-name="T17">Отправка команды устройству. Заголовок — </text:span><text:span text:style-name="T1">exec_command</text:span><text:span text:style-name="T17">. Аргументы — идентификатор </text:span><text:span text:style-name="T27">или имя</text:span><text:span text:style-name="T17"> устройства, флаг ожидания сообщения </text:span><text:span text:style-name="T1">sync </text:span><text:span text:style-name="T17">(0 — </text:span><text:span text:style-name="T24">не дожидаться ответа устройства</text:span><text:span text:style-name="T17">, 1 — </text:span><text:span text:style-name="T24">ожидать ответ устройства, использовать сообщение </text:span><text:span text:style-name="T6">sync</text:span><text:span text:style-name="T24">, </text:span><text:span text:style-name="T28">по-умолчанию 1</text:span><text:span text:style-name="T17">), команда, далее аргументы команды. </text:span><text:span text:style-name="T25">В случае ожидания возвращаемого значения на клиент </text:span><text:span text:style-name="T37">в аргументах сообщения </text:span><text:span text:style-name="T15">ok</text:span><text:span text:style-name="T37"> будут переданы аргументы, возвращенные устройством</text:span><text:span text:style-name="T25">.</text:span></text:p>
        </text:list-item>
        <text:list-item>
          <text:p text:style-name="P31"><text:span text:style-name="T17">Управление конфигурацией устройств. Заголовок — </text:span><text:span text:style-name="T1">devices_config</text:span><text:span text:style-name="T17">. Содержит вложенные команды. Управление конфигурацией устройств подробно описано ниже.</text:span></text:p>
        </text:list-item>
      </text:list>
      <text:p text:style-name="P10"/>
      <text:h text:style-name="P42" text:outline-level="2">Управление конфигурацией устройств</text:h>
      <text:p text:style-name="P11"><text:span text:style-name="T17">Управление конфигурацией устройств на сервере производится с помощью сообщения с заголовком </text:span><text:span text:style-name="T1">devices_config</text:span><text:span text:style-name="T17">. Аргументы сообщения содержат вложенную команду и ее собственные аргументы. Пример:</text:span></text:p>
      <text:p text:style-name="P10">"devices_config|get_tty_by_port_name\n"</text:p>
      <text:p text:style-name="P10">Ниже приведено описание доступных команд.</text:p>
      <text:list xml:id="list3314975151911734984" text:style-name="L2">
        <text:list-item>
          <text:p text:style-name="P32"><text:span text:style-name="T17">Запрос списка фильтров tty устройств по имени порта. Команда — </text:span><text:span text:style-name="T1">get_tty_by_port_name</text:span><text:span text:style-name="T17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33"><text:span text:style-name="T17">Установка списка фильтров tty устройств по имени порта. Команда — </text:span><text:span text:style-name="T1">set_tty_by_port_name</text:span><text:span text:style-name="T17">. Аргумент — список фильтров по имени tty порта в виде </text:span><text:soft-page-break/><text:span text:style-name="T17">регулярных выражений UNIX, разделенных запятой.</text:span></text:p>
        </text:list-item>
        <text:list-item>
          <text:p text:style-name="P34"><text:span text:style-name="T17">Запрос списка фильтров tty устройств по </text:span><text:span text:style-name="T32">VIP и PID USB устройства (для преобразователей USB-COM)</text:span><text:span text:style-name="T17">. Команда — </text:span><text:span text:style-name="T1">get_tty_by_</text:span><text:span text:style-name="T11">vid_pid</text:span><text:span text:style-name="T17">. Аргументы отсутствуют. Возвращает список фильтров по </text:span><text:span text:style-name="T32">VID и PID USB устройства, разделенных запятой</text:span><text:span text:style-name="T17">. </text:span><text:span text:style-name="T32">Каждый фильтр — пара VID:PID или только VID, все в нижнем регистре.</text:span><text:span text:style-name="T17"> Пример:<text:line-break/>"</text:span><text:span text:style-name="T32">1111:2222,3333,4444:5555</text:span><text:span text:style-name="T17">"</text:span></text:p>
        </text:list-item>
        <text:list-item>
          <text:p text:style-name="P33"><text:span text:style-name="T17">Установка списка фильтров tty устройств по </text:span><text:span text:style-name="T32">VIP и PID USB устройства</text:span><text:span text:style-name="T17">. Команда — </text:span><text:span text:style-name="T1">set_tty_by_</text:span><text:span text:style-name="T12">vid_pid</text:span><text:span text:style-name="T17">. Аргумент — список фильтров фильтров по </text:span><text:span text:style-name="T32">VID и PID USB устройства, разделенных запятой</text:span><text:span text:style-name="T17">.</text:span></text:p>
        </text:list-item>
        <text:list-item>
          <text:p text:style-name="P35"><text:span text:style-name="T17">Запрос списка </text:span><text:span text:style-name="T34">адресов tcp устройств</text:span><text:span text:style-name="T17">. Команда — </text:span><text:span text:style-name="T1">get_</text:span><text:span text:style-name="T13">tcp_by_address</text:span><text:span text:style-name="T17">. Аргументы отсутствуют. Возвращает список </text:span><text:span text:style-name="T34">адресов tcp устройств (IP-адрес или DNS имя хоста)</text:span><text:span text:style-name="T17">, разделенных запятой. Пример:<text:line-break/>"</text:span><text:span text:style-name="T34">192.168.1.1,example.com</text:span><text:span text:style-name="T17">"</text:span></text:p>
        </text:list-item>
        <text:list-item>
          <text:p text:style-name="P35"><text:span text:style-name="T17">Установка списка </text:span><text:span text:style-name="T34">адресов tcp устройств</text:span><text:span text:style-name="T17">. Команда — </text:span><text:span text:style-name="T1">set_t</text:span><text:span text:style-name="T13">cp_by_address</text:span><text:span text:style-name="T17">. Аргумент — список </text:span><text:span text:style-name="T34">адресов tcp устройств (IP-адрес или DNS имя хоста)</text:span><text:span text:style-name="T17">, разделенных запятой.</text:span></text:p>
        </text:list-item>
        <text:list-item>
          <text:p text:style-name="P36"><text:span text:style-name="T17">Включение/выключение автоматического поиска устройств в локальной сети. Команда <text:s text:c="3"/></text:span><text:span text:style-name="T33">— </text:span><text:span text:style-name="T1">set_detect_tcp_devices</text:span><text:span text:style-name="T17">. Аргумент — true|false или 1|0. </text:span><text:span text:style-name="T35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span text:style-name="T46">У</text:span>правление сенсорами <text:span text:style-name="T47">в базе</text:span></text:h>
      <text:list xml:id="list3541397873846814766" text:style-name="L3">
        <text:list-item>
          <text:p text:style-name="P18">Перечисление <text:span text:style-name="T48">датчиков</text:span> в локальной базе. Заголовок — <text:span text:style-name="T7">list_storages</text:span><text:span text:style-name="T48">. Аргументы отсутствуют. Список устройств передается на клиент сообщениями </text:span><text:span text:style-name="T2">cmdata</text:span><text:span text:style-name="T49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/text:span></text:p>
        </text:list-item>
        <text:list-item>
          <text:p text:style-name="P19">Добавление <text:span text:style-name="T50">датчика в базу. Заголовок — </text:span><text:span text:style-name="T8">add_sensor</text:span><text:span text:style-name="T50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20">Удаление сенсора из базы. Заголовок — <text:span text:style-name="T1">remove_sensor</text:span>. <text:s/><text:span text:style-name="T50">Аргументы: идентификатор или имя устройства, название датчика.</text:span></text:p>
        </text:list-item>
        <text:list-item>
          <text:p text:style-name="P21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1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от Intel (<text:a xlink:type="simple" xlink:href="https://github.com/enableiot/iotkit-agent" text:style-name="Internet_20_link" text:visited-style-name="Visited_20_Internet_20_Link"><text:span text:style-name="T52">https://github.com/enableiot/iotkit-agent</text:span></text:a>)</text:p>
          </table:table-cell>
          <table:table-cell table:style-name="Таблица1.C2" office:value-type="string">
            <text:p text:style-name="P15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9-12T16:57:16.340321668</dc:date>
    <meta:editing-cycles>172</meta:editing-cycles>
    <meta:editing-duration>P2DT20H27M18S</meta:editing-duration>
    <meta:generator>LibreOffice/4.4.7.2$Linux_x86 LibreOffice_project/40$Build-2</meta:generator>
    <meta:document-statistic meta:table-count="1" meta:image-count="0" meta:object-count="0" meta:page-count="5" meta:paragraph-count="59" meta:word-count="913" meta:character-count="7629" meta:non-whitespace-character-count="6751"/>
  </office:meta>
</office:document-meta>
</file>